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5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3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5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179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21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3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000000" draw:marker-start-width="0.295cm" draw:marker-end-width="0.295cm" svg:stroke-linecap="butt" draw:fill-color="#80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1.911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0.4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645cm"/>
    </style:style>
    <style:style style:name="gr41" style:family="graphic" style:parent-style-name="objectwithoutfill">
      <style:graphic-properties svg:stroke-width="0.03cm" draw:marker-start="Small_20_Arrow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48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49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51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6cm" svg:x="7.7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6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6.706cm" svg:y="3.201cm" svg:viewBox="0 0 43 97" svg:d="M0 0c5 30 29 64 43 97">
            <text:p/>
          </draw:path>
          <draw:path draw:style-name="gr2" draw:text-style-name="P1" draw:layer="layout" svg:width="0.196cm" svg:height="0.086cm" svg:x="7.9cm" svg:y="2.6cm" svg:viewBox="0 0 197 87" svg:d="M0 0c65 25 142 56 197 87">
            <text:p/>
          </draw:path>
          <draw:path draw:style-name="gr2" draw:text-style-name="P1" draw:layer="layout" svg:width="0.065cm" svg:height="0.11cm" svg:x="9.134cm" svg:y="2.5cm" svg:viewBox="0 0 66 111" svg:d="M66 0c-26 27-53 81-66 111">
            <text:p/>
          </draw:path>
          <draw:path draw:style-name="gr2" draw:text-style-name="P1" draw:layer="layout" svg:width="0.192cm" svg:height="0.164cm" svg:x="10.107cm" svg:y="2.5cm" svg:viewBox="0 0 193 165" svg:d="M193 0c-44 29-162 125-193 165">
            <text:p/>
          </draw:path>
          <draw:path draw:style-name="gr2" draw:text-style-name="P1" draw:layer="layout" svg:width="0.024cm" svg:height="0.082cm" svg:x="11.375cm" svg:y="2.751cm" svg:viewBox="0 0 25 83" svg:d="M0 0c5 24 34 71 22 83">
            <text:p/>
          </draw:path>
          <draw:path draw:style-name="gr2" draw:text-style-name="P1" draw:layer="layout" svg:width="0.196cm" svg:height="0.164cm" svg:x="11.658cm" svg:y="3.369cm" svg:viewBox="0 0 197 165" svg:d="M197 0c-48 62-108 118-197 165">
            <text:p/>
          </draw:path>
          <draw:path draw:style-name="gr2" draw:text-style-name="P1" draw:layer="layout" svg:width="0.274cm" svg:height="0.347cm" svg:x="11.1cm" svg:y="3.855cm" svg:viewBox="0 0 275 348" svg:d="M250 348c24-105 105-256-250-348">
            <text:p/>
          </draw:path>
          <draw:path draw:style-name="gr2" draw:text-style-name="P1" draw:layer="layout" svg:width="0.199cm" svg:height="0.299cm" svg:x="10.2cm" svg:y="4.7cm" svg:viewBox="0 0 200 300" svg:d="M0 300c21-40 192-258 200-300">
            <text:p/>
          </draw:path>
          <draw:path draw:style-name="gr2" draw:text-style-name="P1" draw:layer="layout" svg:width="0.097cm" svg:height="0.107cm" svg:x="8.355cm" svg:y="4.932cm" svg:viewBox="0 0 98 108" svg:d="M98 108c-43-30-72-73-98-108">
            <text:p/>
          </draw:path>
          <draw:path draw:style-name="gr2" draw:text-style-name="P1" draw:layer="layout" svg:width="0.157cm" svg:height="0.024cm" svg:x="6.875cm" svg:y="4.585cm" svg:viewBox="0 0 158 25" svg:d="M0 25c55-4 107-15 158-25">
            <text:p/>
          </draw:path>
          <draw:path draw:style-name="gr2" draw:text-style-name="P1" draw:layer="layout" svg:width="0.35cm" svg:height="0.052cm" svg:x="6.366cm" svg:y="3.987cm" svg:viewBox="0 0 351 53" svg:d="M0 0c94 30 197 60 351 51">
            <text:p/>
          </draw:path>
        </draw:g>
        <draw:g>
          <draw:rect draw:style-name="gr3" draw:text-style-name="P1" draw:layer="layout" svg:width="2cm" svg:height="2cm" svg:x="8cm" svg:y="2.8cm">
            <text:p/>
          </draw:rect>
          <draw:frame draw:style-name="gr4" draw:text-style-name="P2" draw:layer="layout" svg:width="2cm" svg:height="1.225cm" svg:x="8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5" draw:text-style-name="P1" draw:layer="layout" svg:x1="9cm" svg:y1="5.793cm" svg:x2="9cm" svg:y2="4.793cm">
          <text:p/>
        </draw:line>
        <draw:g>
          <draw:custom-shape draw:style-name="gr6" draw:text-style-name="P1" draw:layer="layout" svg:width="1.998cm" svg:height="2.019cm" svg:x="8.002cm" svg:y="13.99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8cm" svg:y="15.531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8.4cm" svg:y="15.429cm">
            <draw:text-box>
              <text:p><text:span text:style-name="T2">.vue</text:span></text:p>
            </draw:text-box>
          </draw:frame>
        </draw:g>
        <draw:g>
          <draw:custom-shape draw:style-name="gr6" draw:text-style-name="P1" draw:layer="layout" svg:width="1.998cm" svg:height="2cm" svg:x="8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2cm" svg:x="8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0" draw:text-style-name="P3" draw:layer="layout" svg:width="0.913cm" svg:height="0.657cm" svg:x="8.5cm" svg:y="7.193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814cm" svg:height="1.225cm" svg:x="8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6" draw:text-style-name="P1" draw:layer="layout" svg:width="1.998cm" svg:height="2.019cm" svg:x="11.002cm" svg:y="13.98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5.421cm">
            <draw:text-box>
              <text:p><text:span text:style-name="T2">.vue</text:span></text:p>
            </draw:text-box>
          </draw:frame>
        </draw:g>
        <draw:frame draw:style-name="gr12" draw:text-style-name="P2" draw:layer="layout" svg:width="1.988cm" svg:height="0.809cm" svg:x="8cm" svg:y="14.391cm">
          <draw:text-box>
            <text:p><text:span text:style-name="T1">Lamp1</text:span></text:p>
          </draw:text-box>
        </draw:frame>
        <draw:frame draw:style-name="gr13" draw:text-style-name="P2" draw:layer="layout" svg:width="2.098cm" svg:height="0.809cm" svg:x="11.003cm" svg:y="14.394cm">
          <draw:text-box>
            <text:p><text:span text:style-name="T1">Button2</text:span></text:p>
          </draw:text-box>
        </draw:frame>
        <draw:g>
          <draw:custom-shape draw:style-name="gr6" draw:text-style-name="P1" draw:layer="layout" svg:width="1.998cm" svg:height="2.026cm" svg:x="8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8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8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7.8cm" svg:y="10.715cm">
          <draw:text-box>
            <text:p><text:span text:style-name="T1"><text:s/></text:span><text:span text:style-name="T1">CiLamp</text:span></text:p>
            <text:p><text:span text:style-name="T3">Controller</text:span></text:p>
          </draw:text-box>
        </draw:frame>
        <draw:line draw:style-name="gr5" draw:text-style-name="P1" draw:layer="layout" svg:x1="12cm" svg:y1="14cm" svg:x2="12cm" svg:y2="12.5cm">
          <text:p/>
        </draw:line>
        <draw:g>
          <draw:custom-shape draw:style-name="gr6" draw:text-style-name="P1" draw:layer="layout" svg:width="1.998cm" svg:height="2.026cm" svg:x="11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1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10.8cm" svg:y="10.715cm">
          <draw:text-box>
            <text:p><text:span text:style-name="T3">CiButton2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14.002cm" svg:y="13.98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5.421cm">
          <draw:text-box>
            <text:p><text:span text:style-name="T2">.vue</text:span></text:p>
          </draw:text-box>
        </draw:frame>
        <draw:frame draw:style-name="gr18" draw:text-style-name="P2" draw:layer="layout" svg:width="1.679cm" svg:height="0.809cm" svg:x="14.304cm" svg:y="14.395cm">
          <draw:text-box>
            <text:p><text:span text:style-name="T1">Home</text:span></text:p>
          </draw:text-box>
        </draw:frame>
        <draw:custom-shape draw:style-name="gr19" draw:text-style-name="P1" draw:layer="layout" svg:width="1.998cm" svg:height="2.019cm" svg:x="2.002cm" svg:y="13.97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941cm" svg:height="0.809cm" svg:x="2.001cm" svg:y="14.384cm">
          <draw:text-box>
            <text:p><text:span text:style-name="T1">CiBase</text:span></text:p>
          </draw:text-box>
        </draw:frame>
        <draw:line draw:style-name="gr21" draw:text-style-name="P1" draw:layer="layout" svg:x1="7.993cm" svg:y1="14.8cm" svg:x2="4cm" svg:y2="14.8cm">
          <text:p/>
        </draw:line>
        <draw:line draw:style-name="gr21" draw:text-style-name="P1" draw:layer="layout" svg:x1="10.986cm" svg:y1="14.8cm" svg:x2="9.993cm" svg:y2="14.8cm">
          <text:p/>
        </draw:line>
        <draw:custom-shape draw:style-name="gr22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3" draw:text-style-name="P1" draw:layer="layout" svg:x1="5cm" svg:y1="11.5cm" svg:x2="4cm" svg:y2="11.5cm">
          <text:p/>
        </draw:line>
        <draw:line draw:style-name="gr23" draw:text-style-name="P1" draw:layer="layout" svg:x1="10.986cm" svg:y1="11.5cm" svg:x2="10cm" svg:y2="11.5cm">
          <text:p/>
        </draw:line>
        <draw:polyline draw:style-name="gr24" draw:text-style-name="P1" draw:layer="layout" svg:width="1.999cm" svg:height="0.599cm" svg:x="16cm" svg:y="14.4cm" svg:viewBox="0 0 2000 600" draw:points="2000,0 2000,600 0,600">
          <text:p/>
        </draw:polyline>
        <draw:line draw:style-name="gr5" draw:text-style-name="P1" draw:layer="layout" svg:x1="9cm" svg:y1="10.493cm" svg:x2="9cm" svg:y2="9.3cm">
          <text:p/>
        </draw:line>
        <draw:custom-shape draw:style-name="gr25" draw:text-style-name="P1" draw:layer="layout" svg:width="1.998cm" svg:height="2.026cm" svg:x="2.003cm" svg:y="7.9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9.428cm">
          <draw:text-box>
            <text:p><text:span text:style-name="T2">.ts</text:span></text:p>
          </draw:text-box>
        </draw:frame>
        <draw:frame draw:style-name="gr26" draw:text-style-name="P2" draw:layer="layout" svg:width="2.411cm" svg:height="1.644cm" svg:x="1.901cm" svg:y="8.008cm">
          <draw:text-box>
            <text:p><text:span text:style-name="T3"><text:s text:c="2"/></text:span><text:span text:style-name="T3">CiMqtt</text:span></text:p>
            <text:p><text:span text:style-name="T3"><text:s text:c="2"/></text:span><text:span text:style-name="T3">Client</text:span></text:p>
            <text:p><text:span text:style-name="T1">Instance</text:span></text:p>
          </draw:text-box>
        </draw:frame>
        <draw:line draw:style-name="gr27" draw:text-style-name="P1" draw:layer="layout" svg:x1="5.8cm" svg:y1="9cm" svg:x2="3.993cm" svg:y2="9cm">
          <text:p/>
        </draw:line>
        <draw:line draw:style-name="gr28" draw:text-style-name="P1" draw:layer="layout" svg:x1="9cm" svg:y1="9.3cm" svg:x2="8.8cm" svg:y2="8.7cm">
          <text:p/>
        </draw:line>
        <draw:polyline draw:style-name="gr29" draw:text-style-name="P1" draw:layer="layout" svg:width="5.999cm" svg:height="0.499cm" svg:x="6cm" svg:y="8.3cm" svg:viewBox="0 0 6000 500" draw:points="6000,500 6000,0 0,0 0,500">
          <text:p/>
        </draw:polyline>
        <draw:line draw:style-name="gr5" draw:text-style-name="P1" draw:layer="layout" svg:x1="12.033cm" svg:y1="10.481cm" svg:x2="12.033cm" svg:y2="9.288cm">
          <text:p/>
        </draw:line>
        <draw:line draw:style-name="gr28" draw:text-style-name="P1" draw:layer="layout" svg:x1="12.033cm" svg:y1="9.288cm" svg:x2="11.833cm" svg:y2="8.688cm">
          <text:p/>
        </draw:line>
        <draw:line draw:style-name="gr27" draw:text-style-name="P1" draw:layer="layout" svg:x1="11.993cm" svg:y1="9cm" svg:x2="8.9cm" svg:y2="9cm">
          <text:p/>
        </draw:line>
        <draw:line draw:style-name="gr29" draw:text-style-name="P1" draw:layer="layout" svg:x1="9cm" svg:y1="8.3cm" svg:x2="9cm" svg:y2="7.8cm">
          <text:p/>
        </draw:line>
        <draw:line draw:style-name="gr30" draw:text-style-name="P1" draw:layer="layout" svg:x1="3cm" svg:y1="7.993cm" svg:x2="3cm" svg:y2="6.8cm">
          <text:p/>
        </draw:line>
        <draw:line draw:style-name="gr31" draw:text-style-name="P1" draw:layer="layout" svg:x1="8cm" svg:y1="6.8cm" svg:x2="3cm" svg:y2="6.8cm">
          <text:p/>
        </draw:line>
        <draw:frame draw:style-name="gr32" draw:text-style-name="P4" draw:layer="layout" svg:width="2.4cm" svg:height="0.818cm" svg:x="9cm" svg:y="21.6cm">
          <draw:text-box>
            <text:p><text:span text:style-name="T4">U S E R</text:span></text:p>
          </draw:text-box>
        </draw:frame>
        <draw:g>
          <draw:custom-shape draw:style-name="gr6" draw:text-style-name="P1" draw:layer="layout" svg:width="1.998cm" svg:height="2.011cm" svg:x="14.004cm" svg:y="9.49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4cm" svg:x="14.002cm" svg:y="11.024cm" svg:viewBox="0 0 2002 485" svg:d="M2000 0c-1999 0-2000 0-2000 0 0 0 3 24 3 168 3 42 9 86 17 123 9 35 20 67 33 93s23 45 40 63c17 17 40 32 60 38 565-1 1699 0 1699 0 0 0 39-13 60-38 21-27 32-50 41-70s21-45 32-84c11-41 14-82 17-125 1-141-2-168-2-168z">
            <text:p/>
          </draw:path>
          <draw:frame draw:style-name="gr33" draw:text-style-name="P3" draw:layer="layout" svg:width="0.913cm" svg:height="0.66cm" svg:x="14.502cm" svg:y="10.924cm">
            <draw:text-box>
              <text:p><text:span text:style-name="T2">.ts</text:span></text:p>
            </draw:text-box>
          </draw:frame>
        </draw:g>
        <draw:frame draw:style-name="gr34" draw:text-style-name="P2" draw:layer="layout" svg:width="1.611cm" svg:height="0.738cm" svg:x="14.202cm" svg:y="10.099cm">
          <draw:text-box>
            <text:p><text:span text:style-name="T1">index</text:span></text:p>
          </draw:text-box>
        </draw:frame>
        <draw:line draw:style-name="gr5" draw:text-style-name="P1" draw:layer="layout" svg:x1="17cm" svg:y1="10.5cm" svg:x2="16cm" svg:y2="10.5cm">
          <text:p/>
        </draw:line>
        <draw:frame draw:style-name="gr35" draw:text-style-name="P5" draw:layer="layout" svg:width="1.8cm" svg:height="0.725cm" svg:x="14.1cm" svg:y="9.502cm">
          <draw:text-box>
            <text:p><text:span text:style-name="T5">router/</text:span></text:p>
          </draw:text-box>
        </draw:frame>
        <draw:line draw:style-name="gr5" draw:text-style-name="P1" draw:layer="layout" svg:x1="9cm" svg:y1="13.993cm" svg:x2="9cm" svg:y2="12.5cm">
          <text:p/>
        </draw:line>
        <draw:line draw:style-name="gr5" draw:text-style-name="P1" draw:layer="layout" svg:x1="6cm" svg:y1="10.5cm" svg:x2="6cm" svg:y2="9.3cm">
          <text:p/>
        </draw:line>
        <draw:line draw:style-name="gr28" draw:text-style-name="P1" draw:layer="layout" svg:x1="6cm" svg:y1="9.3cm" svg:x2="5.8cm" svg:y2="8.7cm">
          <text:p/>
        </draw:line>
        <draw:line draw:style-name="gr27" draw:text-style-name="P1" draw:layer="layout" svg:x1="8.886cm" svg:y1="9cm" svg:x2="5.793cm" svg:y2="9cm">
          <text:p/>
        </draw:line>
        <draw:g>
          <draw:custom-shape draw:style-name="gr6" draw:text-style-name="P1" draw:layer="layout" svg:width="1.998cm" svg:height="2.026cm" svg:x="5.002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27cm">
            <draw:text-box>
              <text:p><text:span text:style-name="T2">.ts</text:span></text:p>
            </draw:text-box>
          </draw:frame>
        </draw:g>
        <draw:frame draw:style-name="gr36" draw:text-style-name="P2" draw:layer="layout" svg:width="2.386cm" svg:height="1.241cm" svg:x="4.8cm" svg:y="10.707cm">
          <draw:text-box>
            <text:p><text:span text:style-name="T3">MqttLastX</text:span></text:p>
            <text:p><text:span text:style-name="T3">Controller</text:span></text:p>
          </draw:text-box>
        </draw:frame>
        <draw:line draw:style-name="gr23" draw:text-style-name="P1" draw:layer="layout" svg:x1="7.986cm" svg:y1="11.492cm" svg:x2="7cm" svg:y2="11.5cm">
          <text:p/>
        </draw:line>
        <draw:line draw:style-name="gr29" draw:text-style-name="P1" draw:layer="layout" svg:x1="9cm" svg:y1="8.8cm" svg:x2="9cm" svg:y2="8.3cm">
          <text:p/>
        </draw:line>
        <draw:custom-shape draw:style-name="gr1" draw:text-style-name="P1" draw:layer="layout" svg:width="5.6cm" svg:height="2.6cm" svg:x="10.7cm" svg:y="16.80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98cm" svg:height="2.019cm" svg:x="11.002cm" svg:y="17.0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8.522cm">
            <draw:text-box>
              <text:p><text:span text:style-name="T2">.vue</text:span></text:p>
            </draw:text-box>
          </draw:frame>
        </draw:g>
        <draw:frame draw:style-name="gr37" draw:text-style-name="P6" draw:layer="layout" svg:width="2.386cm" svg:height="0.809cm" svg:x="10.803cm" svg:y="17.495cm">
          <draw:text-box>
            <text:p><text:span text:style-name="T3">MqttLastX</text:span></text:p>
          </draw:text-box>
        </draw:frame>
        <draw:custom-shape draw:style-name="gr16" draw:text-style-name="P1" draw:layer="layout" svg:width="1.998cm" svg:height="2.019cm" svg:x="14.002cm" svg:y="17.08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8.522cm">
          <draw:text-box>
            <text:p><text:span text:style-name="T2">.vue</text:span></text:p>
          </draw:text-box>
        </draw:frame>
        <draw:frame draw:style-name="gr38" draw:text-style-name="P2" draw:layer="layout" svg:width="1.755cm" svg:height="0.809cm" svg:x="14.204cm" svg:y="17.496cm">
          <draw:text-box>
            <text:p><text:span text:style-name="T1">Page2</text:span></text:p>
          </draw:text-box>
        </draw:frame>
        <draw:polyline draw:style-name="gr21" draw:text-style-name="P1" draw:layer="layout" svg:width="6.999cm" svg:height="2.899cm" svg:x="4cm" svg:y="15cm" svg:viewBox="0 0 7000 2900" draw:points="7000,2900 3000,2900 3000,0 0,0">
          <text:p/>
        </draw:polyline>
        <draw:polyline draw:style-name="gr24" draw:text-style-name="P1" draw:layer="layout" svg:width="1.999cm" svg:height="3.699cm" svg:x="16cm" svg:y="14.4cm" svg:viewBox="0 0 2000 3700" draw:points="2000,0 2000,3700 0,3700">
          <text:p/>
        </draw:polyline>
        <draw:custom-shape draw:style-name="gr1" draw:text-style-name="P1" draw:layer="layout" svg:width="2.6cm" svg:height="2.6cm" svg:x="13.7cm" svg:y="19.90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98cm" svg:height="2.019cm" svg:x="14.002cm" svg:y="20.18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21.72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21.623cm">
          <draw:text-box>
            <text:p><text:span text:style-name="T2">.vue</text:span></text:p>
          </draw:text-box>
        </draw:frame>
        <draw:frame draw:style-name="gr39" draw:text-style-name="P2" draw:layer="layout" svg:width="1.709cm" svg:height="0.809cm" svg:x="14.204cm" svg:y="20.597cm">
          <draw:text-box>
            <text:p><text:span text:style-name="T1">About</text:span></text:p>
          </draw:text-box>
        </draw:frame>
        <draw:polyline draw:style-name="gr24" draw:text-style-name="P1" draw:layer="layout" svg:width="1.999cm" svg:height="6.799cm" svg:x="16cm" svg:y="14.4cm" svg:viewBox="0 0 2000 6800" draw:points="2000,0 2000,6800 0,6800">
          <text:p/>
        </draw:polyline>
        <draw:line draw:style-name="gr23" draw:text-style-name="P1" draw:layer="layout" svg:x1="15cm" svg:y1="14cm" svg:x2="15cm" svg:y2="11.5cm">
          <text:p/>
        </draw:line>
        <draw:line draw:style-name="gr23" draw:text-style-name="P1" draw:layer="layout" svg:x1="15cm" svg:y1="17.093cm" svg:x2="15cm" svg:y2="16.3cm">
          <text:p/>
        </draw:line>
        <draw:line draw:style-name="gr23" draw:text-style-name="P1" draw:layer="layout" svg:x1="15cm" svg:y1="20.186cm" svg:x2="15cm" svg:y2="19.393cm">
          <text:p/>
        </draw:line>
        <draw:g>
          <draw:custom-shape draw:style-name="gr6" draw:text-style-name="P1" draw:layer="layout" svg:width="1.998cm" svg:height="2.026cm" svg:x="5.002cm" svg:y="18.9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20.5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20.419cm">
            <draw:text-box>
              <text:p><text:span text:style-name="T2">.ts</text:span></text:p>
            </draw:text-box>
          </draw:frame>
        </draw:g>
        <draw:frame draw:style-name="gr40" draw:text-style-name="P2" draw:layer="layout" svg:width="2.145cm" svg:height="1.241cm" svg:x="5cm" svg:y="19.199cm">
          <draw:text-box>
            <text:p><text:span text:style-name="T3">Message</text:span></text:p>
            <text:p><text:span text:style-name="T3">Store</text:span></text:p>
          </draw:text-box>
        </draw:frame>
        <draw:polyline draw:style-name="gr5" draw:text-style-name="P1" draw:layer="layout" svg:width="4.999cm" svg:height="5.599cm" svg:x="6cm" svg:y="12.5cm" svg:viewBox="0 0 5000 5600" draw:points="5000,5600 0,5600 0,0">
          <text:p/>
        </draw:polyline>
        <draw:polyline draw:style-name="gr41" draw:text-style-name="P1" draw:layer="layout" svg:width="4.999cm" svg:height="0.899cm" svg:x="6cm" svg:y="18.1cm" svg:viewBox="0 0 5000 900" draw:points="5000,0 0,0 0,900">
          <text:p/>
        </draw:polyline>
        <draw:frame draw:style-name="gr35" draw:text-style-name="P5" draw:layer="layout" svg:width="1.8cm" svg:height="0.725cm" svg:x="16.3cm" svg:y="14.303cm">
          <draw:text-box>
            <text:p><text:span text:style-name="T5">/</text:span></text:p>
          </draw:text-box>
        </draw:frame>
        <draw:frame draw:style-name="gr35" draw:text-style-name="P5" draw:layer="layout" svg:width="1.9cm" svg:height="0.725cm" svg:x="16.3cm" svg:y="17.404cm">
          <draw:text-box>
            <text:p><text:span text:style-name="T5">/page2</text:span></text:p>
          </draw:text-box>
        </draw:frame>
        <draw:frame draw:style-name="gr35" draw:text-style-name="P5" draw:layer="layout" svg:width="1.9cm" svg:height="0.725cm" svg:x="16.3cm" svg:y="20.505cm">
          <draw:text-box>
            <text:p><text:span text:style-name="T5">/about</text:span></text:p>
          </draw:text-box>
        </draw:frame>
        <draw:line draw:style-name="gr42" draw:text-style-name="P1" draw:layer="layout" svg:x1="18cm" svg:y1="6.445cm" svg:x2="18cm" svg:y2="5.431cm">
          <text:p/>
        </draw:line>
        <draw:line draw:style-name="gr43" draw:text-style-name="P1" draw:layer="layout" svg:x1="18cm" svg:y1="9.5cm" svg:x2="18cm" svg:y2="8.445cm">
          <text:p/>
        </draw:line>
        <draw:line draw:style-name="gr43" draw:text-style-name="P1" draw:layer="layout" svg:x1="18cm" svg:y1="12.458cm" svg:x2="18cm" svg:y2="11.458cm">
          <text:p/>
        </draw:line>
        <draw:g>
          <draw:custom-shape draw:style-name="gr6" draw:text-style-name="P1" draw:layer="layout" svg:width="1.998cm" svg:height="1.993cm" svg:x="17.002cm" svg:y="12.44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1cm" svg:x="17cm" svg:y="13.96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4" draw:text-style-name="P3" draw:layer="layout" svg:width="1.209cm" svg:height="0.662cm" svg:x="17.4cm" svg:y="13.86cm">
            <draw:text-box>
              <text:p><text:span text:style-name="T2">.vue</text:span></text:p>
            </draw:text-box>
          </draw:frame>
        </draw:g>
        <draw:frame draw:style-name="gr45" draw:text-style-name="P2" draw:layer="layout" svg:width="1.48cm" svg:height="0.809cm" svg:x="17.301cm" svg:y="12.822cm">
          <draw:text-box>
            <text:p><text:span text:style-name="T1">App</text:span></text:p>
          </draw:text-box>
        </draw:frame>
        <draw:g>
          <draw:custom-shape draw:style-name="gr6" draw:text-style-name="P1" draw:layer="layout" svg:width="1.998cm" svg:height="1.965cm" svg:x="17.003cm" svg:y="9.497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73cm" svg:x="17.001cm" svg:y="10.99cm" svg:viewBox="0 0 2002 474" svg:d="M2000 0c-1999 0-2000 0-2000 0 0 0 3 23 3 164 3 42 9 84 17 120 9 35 20 66 33 91 13 26 23 44 40 62 17 17 40 32 60 37 565-1 1699 0 1699 0 0 0 39-12 60-37 21-27 32-49 41-68 9-20 21-44 32-83 11-40 14-79 17-122 1-138-2-164-2-164z">
            <text:p/>
          </draw:path>
          <draw:frame draw:style-name="gr10" draw:text-style-name="P3" draw:layer="layout" svg:width="0.913cm" svg:height="0.657cm" svg:x="17.501cm" svg:y="10.892cm">
            <draw:text-box>
              <text:p><text:span text:style-name="T2">.ts</text:span></text:p>
            </draw:text-box>
          </draw:frame>
        </draw:g>
        <draw:frame draw:style-name="gr46" draw:text-style-name="P2" draw:layer="layout" svg:width="1.493cm" svg:height="0.738cm" svg:x="17.301cm" svg:y="9.852cm">
          <draw:text-box>
            <text:p><text:span text:style-name="T1">main</text:span></text:p>
          </draw:text-box>
        </draw:frame>
        <draw:rect draw:style-name="gr3" draw:text-style-name="P1" draw:layer="layout" svg:width="2cm" svg:height="2cm" svg:x="17cm" svg:y="3.445cm">
          <text:p/>
        </draw:rect>
        <draw:frame draw:style-name="gr47" draw:text-style-name="P2" draw:layer="layout" svg:width="2.3cm" svg:height="0.738cm" svg:x="16.9cm" svg:y="4.246cm">
          <draw:text-box>
            <text:p><text:span text:style-name="T1">Browser</text:span></text:p>
          </draw:text-box>
        </draw:frame>
        <draw:line draw:style-name="gr29" draw:text-style-name="P1" draw:layer="layout" svg:x1="19cm" svg:y1="3.845cm" svg:x2="17cm" svg:y2="3.845cm">
          <text:p/>
        </draw:line>
        <draw:line draw:style-name="gr29" draw:text-style-name="P1" draw:layer="layout" svg:x1="18.7cm" svg:y1="3.745cm" svg:x2="18.9cm" svg:y2="3.545cm">
          <text:p/>
        </draw:line>
        <draw:rect draw:style-name="gr48" draw:text-style-name="P1" draw:layer="layout" svg:width="1.6cm" svg:height="0.4cm" svg:x="17cm" svg:y="3.445cm">
          <text:p/>
        </draw:rect>
        <draw:line draw:style-name="gr29" draw:text-style-name="P1" draw:layer="layout" svg:x1="18.7cm" svg:y1="3.545cm" svg:x2="18.9cm" svg:y2="3.745cm">
          <text:p/>
        </draw:line>
        <draw:frame draw:style-name="gr32" draw:text-style-name="P4" draw:layer="layout" svg:width="2.1cm" svg:height="0.818cm" svg:x="16.9cm" svg:y="2.445cm">
          <draw:text-box>
            <text:p><text:span text:style-name="T4">START</text:span></text:p>
          </draw:text-box>
        </draw:frame>
        <draw:rect draw:style-name="gr3" draw:text-style-name="P1" draw:layer="layout" svg:width="2cm" svg:height="2cm" svg:x="17cm" svg:y="6.445cm">
          <text:p/>
        </draw:rect>
        <draw:frame draw:style-name="gr4" draw:text-style-name="P2" draw:layer="layout" svg:width="1.7cm" svg:height="1.225cm" svg:x="17.2cm" svg:y="7.046cm">
          <draw:text-box>
            <text:p><text:span text:style-name="T1">index</text:span></text:p>
            <text:p><text:span text:style-name="T1">.html</text:span></text:p>
          </draw:text-box>
        </draw:frame>
        <draw:frame draw:style-name="gr35" draw:text-style-name="P5" draw:layer="layout" svg:width="1.8cm" svg:height="0.725cm" svg:x="17.1cm" svg:y="6.548cm">
          <draw:text-box>
            <text:p><text:span text:style-name="T5">public/</text:span></text:p>
          </draw:text-box>
        </draw:frame>
        <draw:custom-shape draw:style-name="gr49" draw:text-style-name="P1" draw:layer="layout" svg:width="2cm" svg:height="0.8cm" svg:x="17cm" svg:y="2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1.4cm" svg:height="0.729cm" svg:x="16.8cm" svg:y="8.649cm">
          <draw:text-box>
            <text:p><text:span text:style-name="T6">app</text:span></text:p>
          </draw:text-box>
        </draw:frame>
        <draw:line draw:style-name="gr51" draw:text-style-name="P1" draw:layer="layout" svg:x1="3cm" svg:y1="10cm" svg:x2="3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2T11:35:10.01</dc:date>
    <meta:editing-duration>P1DT11H44M34S</meta:editing-duration>
    <meta:editing-cycles>52</meta:editing-cycles>
    <meta:generator>OpenOffice/4.1.9$Win32 OpenOffice.org_project/419m1$Build-9805</meta:generator>
    <dc:creator>Karl Hartinger</dc:creator>
    <meta:printed-by>Karl Hartinger</meta:printed-by>
    <meta:print-date>2021-12-05T20:23:58.89</meta:print-date>
    <meta:document-statistic meta:object-count="151"/>
  </office:meta>
</office:document-meta>
</file>